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eine erste Präsentation</text:p>
          </draw:text-box>
        </draw:frame>
        <draw:frame presentation:style-name="pr2" draw:layer="layout" svg:width="24.639cm" svg:height="12.179cm" svg:x="1.4cm" svg:y="4.914cm" presentation:class="subtitle">
          <draw:text-box>
            <text:p>Wie erstelle ich Slides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ser </meta:initial-creator>
    <meta:creation-date>2015-10-16T21:15:12</meta:creation-date>
    <dc:date>2015-10-16T21:15:51</dc:date>
    <dc:creator>user </dc:creator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